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3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058cm"/>
    </style:style>
    <style:style style:name="co4" style:family="table-column">
      <style:table-column-properties fo:break-before="auto" style:column-width="1.281cm"/>
    </style:style>
    <style:style style:name="co5" style:family="table-column">
      <style:table-column-properties fo:break-before="auto" style:column-width="1.697cm"/>
    </style:style>
    <style:style style:name="co6" style:family="table-column">
      <style:table-column-properties fo:break-before="auto" style:column-width="1.503cm"/>
    </style:style>
    <style:style style:name="co7" style:family="table-column">
      <style:table-column-properties fo:break-before="auto" style:column-width="1.42cm"/>
    </style:style>
    <style:style style:name="co8" style:family="table-column">
      <style:table-column-properties fo:break-before="auto" style:column-width="1.531cm"/>
    </style:style>
    <style:style style:name="co9" style:family="table-column">
      <style:table-column-properties fo:break-before="auto" style:column-width="1.808cm"/>
    </style:style>
    <style:style style:name="co10" style:family="table-column">
      <style:table-column-properties fo:break-before="auto" style:column-width="1.475cm"/>
    </style:style>
    <style:style style:name="co11" style:family="table-column">
      <style:table-column-properties fo:break-before="auto" style:column-width="1.337cm"/>
    </style:style>
    <style:style style:name="co12" style:family="table-column">
      <style:table-column-properties fo:break-before="auto" style:column-width="1.446cm"/>
    </style:style>
    <style:style style:name="co13" style:family="table-column">
      <style:table-column-properties fo:break-before="auto" style:column-width="1.725cm"/>
    </style:style>
    <style:style style:name="co14" style:family="table-column">
      <style:table-column-properties fo:break-before="auto" style:column-width="1.39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>
      <style:table-cell-properties fo:background-color="#009933"/>
    </style:style>
    <style:style style:name="ce3" style:family="table-cell" style:parent-style-name="Default">
      <style:table-cell-properties fo:background-color="#0000cc"/>
    </style:style>
    <style:style style:name="ce4" style:family="table-cell" style:parent-style-name="Default">
      <style:table-cell-properties fo:background-color="#ff3333"/>
    </style:style>
    <style:style style:name="ce5" style:family="table-cell" style:parent-style-name="Default" style:data-style-name="N37"/>
    <style:style style:name="gr1" style:family="graphic">
      <style:graphic-properties draw:stroke="dash" draw:stroke-dash="Line_20_Style_20_9" svg:stroke-color="#000000" draw:textarea-horizontal-align="center" draw:textarea-vertical-align="middle"/>
    </style:style>
    <style:style style:name="gr2" style:family="graphic">
      <style:graphic-properties draw:stroke="solid"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4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row table:style-name="ro1">
          <table:table-cell table:number-columns-repeated="22"/>
        </table:table-row>
        <table:table-row table:style-name="ro1">
          <table:table-cell office:value-type="string">
            <text:p>nom réseau</text:p>
          </table:table-cell>
          <table:table-cell office:value-type="string">
            <text:p>adresse</text:p>
          </table:table-cell>
          <table:table-cell office:value-type="string">
            <text:p>masque</text:p>
          </table:table-cell>
          <table:table-cell office:value-type="string">
            <text:p>vlan</text:p>
          </table:table-cell>
          <table:table-cell office:value-type="string">
            <text:p>VIP</text:p>
          </table:table-cell>
          <table:table-cell office:value-type="string">
            <text:p>GW</text:p>
          </table:table-cell>
          <table:table-cell office:value-type="string">
            <text:p>@R1</text:p>
          </table:table-cell>
          <table:table-cell office:value-type="string">
            <text:p>@R2</text:p>
          </table:table-cell>
          <table:table-cell office:value-type="string">
            <text:p>@ASA</text:p>
          </table:table-cell>
          <table:table-cell office:value-type="string">
            <text:p>@WEB</text:p>
          </table:table-cell>
          <table:table-cell office:value-type="string">
            <text:p>@ADMIN</text:p>
          </table:table-cell>
          <table:table-cell office:value-type="string">
            <text:p>@SW1</text:p>
          </table:table-cell>
          <table:table-cell office:value-type="string">
            <text:p>@SW2</text:p>
          </table:table-cell>
          <table:table-cell office:value-type="string">
            <text:p>@SW3</text:p>
          </table:table-cell>
          <table:table-cell office:value-type="string">
            <text:p>if-R1</text:p>
          </table:table-cell>
          <table:table-cell office:value-type="string">
            <text:p>if-R2</text:p>
          </table:table-cell>
          <table:table-cell office:value-type="string">
            <text:p>if-ASA</text:p>
          </table:table-cell>
          <table:table-cell office:value-type="string">
            <text:p>if-WEB</text:p>
          </table:table-cell>
          <table:table-cell office:value-type="string">
            <text:p>if-ADMIN</text:p>
          </table:table-cell>
          <table:table-cell office:value-type="string">
            <text:p>if-SW1</text:p>
          </table:table-cell>
          <table:table-cell office:value-type="string">
            <text:p>if-SW2</text:p>
          </table:table-cell>
          <table:table-cell office:value-type="string">
            <text:p>if-SW3</text:p>
          </table:table-cell>
        </table:table-row>
        <table:table-row table:style-name="ro1">
          <table:table-cell office:value-type="string">
            <text:p>DMZ</text:p>
          </table:table-cell>
          <table:table-cell office:value-type="string">
            <text:p>192.168.5.0</text:p>
          </table:table-cell>
          <table:table-cell office:value-type="string">
            <text:p>/2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.254</text:p>
          </table:table-cell>
          <table:table-cell office:value-type="string">
            <text:p>.250</text:p>
          </table:table-cell>
          <table:table-cell table:number-columns-repeated="6"/>
          <table:table-cell office:value-type="string">
            <text:p>E0/3</text:p>
          </table:table-cell>
          <table:table-cell office:value-type="string">
            <text:p>eth0</text:p>
          </table:table-cell>
          <table:table-cell table:number-columns-repeated="4"/>
        </table:table-row>
        <table:table-row table:style-name="ro1">
          <table:table-cell office:value-type="string">
            <text:p>Interco-fai</text:p>
          </table:table-cell>
          <table:table-cell office:value-type="string">
            <text:p>5.0.0.0</text:p>
          </table:table-cell>
          <table:table-cell office:value-type="string">
            <text:p>/8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string">
            <text:p>.2</text:p>
          </table:table-cell>
          <table:table-cell office:value-type="string">
            <text:p><text:s/></text:p>
          </table:table-cell>
          <table:table-cell/>
          <table:table-cell office:value-type="string">
            <text:p>.1</text:p>
          </table:table-cell>
          <table:table-cell table:number-columns-repeated="7"/>
          <table:table-cell office:value-type="string">
            <text:p>E0/2</text:p>
          </table:table-cell>
          <table:table-cell table:number-columns-repeated="5"/>
        </table:table-row>
        <table:table-row table:style-name="ro1">
          <table:table-cell office:value-type="string">
            <text:p>Interco-lan</text:p>
          </table:table-cell>
          <table:table-cell office:value-type="string">
            <text:p>172.16.5.0</text:p>
          </table:table-cell>
          <table:table-cell office:value-type="string">
            <text:p>/24</text:p>
          </table:table-cell>
          <table:table-cell office:value-type="float" office:value="1">
            <text:p>1</text:p>
          </table:table-cell>
          <table:table-cell office:value-type="string">
            <text:p>.250</text:p>
          </table:table-cell>
          <table:table-cell office:value-type="string">
            <text:p>.250/254</text:p>
          </table:table-cell>
          <table:table-cell office:value-type="string">
            <text:p>.2</text:p>
          </table:table-cell>
          <table:table-cell office:value-type="string">
            <text:p>.1</text:p>
          </table:table-cell>
          <table:table-cell office:value-type="string">
            <text:p>.254</text:p>
          </table:table-cell>
          <table:table-cell table:number-columns-repeated="5"/>
          <table:table-cell table:number-columns-repeated="2" office:value-type="string">
            <text:p>Ge0/0</text:p>
          </table:table-cell>
          <table:table-cell office:value-type="string">
            <text:p>E0/3</text:p>
          </table:table-cell>
          <table:table-cell table:number-columns-repeated="2"/>
          <table:table-cell office:value-type="string">
            <text:p>1,2,3</text:p>
          </table:table-cell>
          <table:table-cell table:number-columns-repeated="2"/>
        </table:table-row>
        <table:table-row table:style-name="ro1">
          <table:table-cell office:value-type="string">
            <text:p>comercial</text:p>
          </table:table-cell>
          <table:table-cell office:value-type="string">
            <text:p>10.50.10.0</text:p>
          </table:table-cell>
          <table:table-cell office:value-type="string">
            <text:p>/24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.250</text:p>
          </table:table-cell>
          <table:table-cell office:value-type="string">
            <text:p>.253</text:p>
          </table:table-cell>
          <table:table-cell office:value-type="string">
            <text:p>.254</text:p>
          </table:table-cell>
          <table:table-cell table:number-columns-repeated="6"/>
          <table:table-cell table:number-columns-repeated="2" office:value-type="string">
            <text:p>Ge0/1</text:p>
          </table:table-cell>
          <table:table-cell table:number-columns-repeated="4"/>
          <table:table-cell office:value-type="string">
            <text:p>1,2,3,4</text:p>
          </table:table-cell>
          <table:table-cell office:value-type="float" office:value="3.4">
            <text:p>3,4</text:p>
          </table:table-cell>
        </table:table-row>
        <table:table-row table:style-name="ro1">
          <table:table-cell office:value-type="string">
            <text:p>administratif</text:p>
          </table:table-cell>
          <table:table-cell office:value-type="string">
            <text:p>10.50.20.0</text:p>
          </table:table-cell>
          <table:table-cell office:value-type="string">
            <text:p>/24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.250</text:p>
          </table:table-cell>
          <table:table-cell office:value-type="string">
            <text:p>.253</text:p>
          </table:table-cell>
          <table:table-cell office:value-type="string">
            <text:p>.254</text:p>
          </table:table-cell>
          <table:table-cell table:number-columns-repeated="6"/>
          <table:table-cell table:number-columns-repeated="2" office:value-type="string">
            <text:p>||</text:p>
          </table:table-cell>
          <table:table-cell table:number-columns-repeated="6"/>
        </table:table-row>
        <table:table-row table:style-name="ro1">
          <table:table-cell office:value-type="string">
            <text:p>Apprenant</text:p>
          </table:table-cell>
          <table:table-cell office:value-type="string">
            <text:p>10.50.30.0</text:p>
          </table:table-cell>
          <table:table-cell office:value-type="string">
            <text:p>/24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.250</text:p>
          </table:table-cell>
          <table:table-cell office:value-type="string">
            <text:p>.253</text:p>
          </table:table-cell>
          <table:table-cell office:value-type="string">
            <text:p>.254</text:p>
          </table:table-cell>
          <table:table-cell table:number-columns-repeated="6"/>
          <table:table-cell table:number-columns-repeated="2" office:value-type="string">
            <text:p>||</text:p>
          </table:table-cell>
          <table:table-cell table:number-columns-repeated="6"/>
        </table:table-row>
        <table:table-row table:style-name="ro1">
          <table:table-cell office:value-type="string">
            <text:p>Gestion de reseau</text:p>
          </table:table-cell>
          <table:table-cell office:value-type="string">
            <text:p>10.50.40.0</text:p>
          </table:table-cell>
          <table:table-cell office:value-type="string">
            <text:p>/24</text:p>
          </table:table-cell>
          <table:table-cell office:value-type="float" office:value="40">
            <text:p>40</text:p>
          </table:table-cell>
          <table:table-cell table:number-columns-repeated="2" office:value-type="string">
            <text:p>.250</text:p>
          </table:table-cell>
          <table:table-cell office:value-type="string">
            <text:p>.253</text:p>
          </table:table-cell>
          <table:table-cell office:value-type="string">
            <text:p>.254</text:p>
          </table:table-cell>
          <table:table-cell table:number-columns-repeated="6"/>
          <table:table-cell table:number-columns-repeated="2" office:value-type="string">
            <text:p>||</text:p>
          </table:table-cell>
          <table:table-cell table:number-columns-repeated="6"/>
        </table:table-row>
        <table:table-row table:style-name="ro1">
          <table:table-cell office:value-type="string">
            <text:p>IT</text:p>
          </table:table-cell>
          <table:table-cell office:value-type="string">
            <text:p>10.50.90.0</text:p>
          </table:table-cell>
          <table:table-cell office:value-type="string">
            <text:p>/24</text:p>
          </table:table-cell>
          <table:table-cell office:value-type="float" office:value="90">
            <text:p>90</text:p>
          </table:table-cell>
          <table:table-cell table:number-columns-repeated="2" office:value-type="string">
            <text:p>.250</text:p>
          </table:table-cell>
          <table:table-cell office:value-type="string">
            <text:p>.253</text:p>
          </table:table-cell>
          <table:table-cell office:value-type="string">
            <text:p>.254</text:p>
          </table:table-cell>
          <table:table-cell table:number-columns-repeated="2"/>
          <table:table-cell office:value-type="string">
            <text:p>.1</text:p>
          </table:table-cell>
          <table:table-cell office:value-type="string">
            <text:p>?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||</text:p>
          </table:table-cell>
          <table:table-cell table:number-columns-repeated="2"/>
          <table:table-cell office:value-type="string">
            <text:p>eth0</text:p>
          </table:table-cell>
          <table:table-cell table:number-columns-repeated="3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>
            <text:p>Cablage</text:p>
          </table:table-cell>
          <table:table-cell table:number-columns-repeated="21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R3</text:p>
          </table:table-cell>
          <table:table-cell table:style-name="ce1" office:value-type="string">
            <text:p>Ge0/0</text:p>
            <draw:line table:end-cell-address="Sheet1.C17" table:end-x="0.571cm" table:end-y="0.267cm" draw:z-index="0" draw:style-name="gr1" draw:text-style-name="P1" svg:x1="1.634cm" svg:y1="0.266cm" svg:x2="2.829cm" svg:y2="1.171cm">
              <text:p/>
            </draw:line>
          </table:table-cell>
          <table:table-cell office:value-type="string">
            <text:p>Ge0/1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ASA</text:p>
          </table:table-cell>
          <table:table-cell table:style-name="ce2" office:value-type="string">
            <text:p>E0/1</text:p>
            <draw:line table:end-cell-address="Sheet1.D19" table:end-x="0.453cm" table:end-y="0.081cm" draw:z-index="1" draw:style-name="gr2" draw:text-style-name="P1" svg:x1="1.495cm" svg:y1="0.346cm" svg:x2="4.969cm" svg:y2="0.984cm">
              <text:p/>
            </draw:line>
          </table:table-cell>
          <table:table-cell table:style-name="ce1" office:value-type="string">
            <text:p>E0/2</text:p>
          </table:table-cell>
          <table:table-cell table:style-name="ce4" office:value-type="string">
            <text:p>E0/3</text:p>
          </table:table-cell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SW1</text:p>
          </table:table-cell>
          <table:table-cell table:style-name="ce2" office:value-type="float" office:value="1">
            <text:p>1</text:p>
            <draw:line table:end-cell-address="Sheet1.B21" table:end-x="1.745cm" table:end-y="0.213cm" draw:z-index="2" draw:style-name="gr2" draw:text-style-name="P1" svg:x1="1.745cm" svg:y1="0.265cm" svg:x2="1.022cm" svg:y2="1.116cm">
              <text:p/>
            </draw:line>
            <draw:line table:end-cell-address="Sheet1.C23" table:end-x="1.738cm" table:end-y="0.32cm" draw:z-index="3" draw:style-name="gr2" draw:text-style-name="P1" svg:x1="3.996cm" svg:y1="0.241cm" svg:x2="1.411cm" svg:y2="2.126cm">
              <text:p/>
            </draw:line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R1</text:p>
          </table:table-cell>
          <table:table-cell table:style-name="ce2" office:value-type="string">
            <text:p>Ge0/0</text:p>
            <draw:line table:end-cell-address="Sheet1.C25" table:end-x="1.766cm" table:end-y="0.267cm" draw:z-index="4" draw:style-name="gr2" draw:text-style-name="P1" svg:x1="4.024cm" svg:y1="0.32cm" svg:x2="1.578cm" svg:y2="2.074cm">
              <text:p/>
            </draw:line>
          </table:table-cell>
          <table:table-cell table:style-name="ce3" office:value-type="string">
            <text:p>Ge0/1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R2</text:p>
          </table:table-cell>
          <table:table-cell table:style-name="ce2" office:value-type="string">
            <text:p>Ge0/0</text:p>
          </table:table-cell>
          <table:table-cell table:style-name="ce3" office:value-type="string">
            <text:p>Ge0/1</text:p>
            <draw:line table:end-cell-address="Sheet1.C25" table:end-x="1.877cm" table:end-y="0.186cm" draw:z-index="5" draw:style-name="gr2" draw:text-style-name="P1" svg:x1="1.877cm" svg:y1="0.241cm" svg:x2="1.627cm" svg:y2="1.09cm">
              <text:p/>
            </draw:line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SW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  <draw:line table:end-cell-address="Sheet1.D27" table:end-x="0.564cm" table:end-y="0.16cm" draw:z-index="6" draw:style-name="gr2" draw:text-style-name="P1" svg:x1="0.564cm" svg:y1="0.186cm" svg:x2="0.564cm" svg:y2="1.063cm">
              <text:p/>
            </draw:line>
          </table:table-cell>
          <table:table-cell table:style-name="ce3" office:value-type="float" office:value="4">
            <text:p>4</text:p>
            <draw:line table:end-cell-address="Sheet1.E27" table:end-x="0.677cm" table:end-y="0.054cm" draw:z-index="7" draw:style-name="gr2" draw:text-style-name="P1" svg:x1="0.677cm" svg:y1="0.267cm" svg:x2="0.677cm" svg:y2="0.957cm">
              <text:p/>
            </draw:line>
          </table:table-cell>
          <table:table-cell table:style-name="ce5" office:value-type="string">
            <text:p>5 – 6</text:p>
          </table:table-cell>
          <table:table-cell table:style-name="ce5" office:value-type="string">
            <text:p>7 – 9</text:p>
          </table:table-cell>
          <table:table-cell table:style-name="ce5" office:value-type="string">
            <text:p>10–12</text:p>
          </table:table-cell>
          <table:table-cell table:style-name="ce5" office:value-type="string">
            <text:p>13 – 35</text:p>
          </table:table-cell>
          <table:table-cell table:style-name="ce5" office:value-type="string">
            <text:p>16 – 18</text:p>
          </table:table-cell>
          <table:table-cell table:style-name="ce5" office:value-type="string">
            <text:p>19 – 24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0"/>
        </table:table-row>
        <table:table-row table:style-name="ro1">
          <table:table-cell office:value-type="string">
            <text:p>SW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5" office:value-type="string">
            <text:p>5 – 6</text:p>
          </table:table-cell>
          <table:table-cell table:style-name="ce5" office:value-type="string">
            <text:p>7 – 9</text:p>
          </table:table-cell>
          <table:table-cell table:style-name="ce5" office:value-type="string">
            <text:p>10–12</text:p>
          </table:table-cell>
          <table:table-cell table:style-name="ce5" office:value-type="string">
            <text:p>13 – 35</text:p>
          </table:table-cell>
          <table:table-cell table:style-name="ce5" office:value-type="string">
            <text:p>16 – 18</text:p>
          </table:table-cell>
          <table:table-cell table:style-name="ce5" office:value-type="string">
            <text:p>19 – 24</text:p>
          </table:table-cell>
          <table:table-cell table:number-columns-repeated="11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>
            <text:p>DMZ</text:p>
          </table:table-cell>
          <table:table-cell table:style-name="ce4"/>
          <table:table-cell table:number-columns-repeated="20"/>
        </table:table-row>
        <table:table-row table:style-name="ro1">
          <table:table-cell office:value-type="string">
            <text:p>Interco-fai</text:p>
          </table:table-cell>
          <table:table-cell table:style-name="ce1"/>
          <table:table-cell table:number-columns-repeated="20"/>
        </table:table-row>
        <table:table-row table:style-name="ro1">
          <table:table-cell office:value-type="string">
            <text:p>Interco-lan</text:p>
          </table:table-cell>
          <table:table-cell table:style-name="ce2"/>
          <table:table-cell table:number-columns-repeated="20"/>
        </table:table-row>
        <table:table-row table:style-name="ro1">
          <table:table-cell office:value-type="string">
            <text:p>Trunk(com,admin,app,gr,it)</text:p>
          </table:table-cell>
          <table:table-cell table:style-name="ce3"/>
          <table:table-cell table:number-columns-repeated="20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stroke-dash draw:name="Line_20_Style_20_9" draw:display-name="Line Style 9" draw:style="rect" draw:dots1="1" draw:dots1-length="197%" draw:distance="120%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17/01/2017</text:date>, <text:time>22:50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9M49S</meta:editing-duration>
    <meta:editing-cycles>43</meta:editing-cycles>
    <meta:generator>OpenOffice/4.1.2$Win32 OpenOffice.org_project/412m3$Build-9782</meta:generator>
    <dc:date>2017-01-17T22:50:53.53</dc:date>
    <meta:document-statistic meta:table-count="3" meta:cell-count="154" meta:object-count="8"/>
    <meta:user-defined meta:name="Info 1"/>
    <meta:user-defined meta:name="Info 2"/>
    <meta:user-defined meta:name="Info 3"/>
    <meta:user-defined meta:name="Info 4"/>
  </office:meta>
</office:document-meta>
</file>